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98.07mm" svg:y="11.62mm">
            <loext:p draw:notify-on-update-of-ranges="Feuille1.A2:Feuille1.A5 Feuille1.B1:Feuille1.B1 Feuille1.B2:Feuille1.B5 Feuille1.C1:Feuille1.C1 Feuille1.C2:Feuille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tendu</text:p>
          </table:table-cell>
          <table:table-cell office:value-type="string" calcext:value-type="string">
            <text:p>Réel</text:p>
          </table:table-cell>
        </table:table-row>
        <table:table-row table:style-name="ro1">
          <table:table-cell office:value-type="string" calcext:value-type="string">
            <text:p>Départ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7:19:43.811531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58:38.876727567</meta:creation-date>
    <dc:date>2016-12-05T17:22:26.386607197</dc:date>
    <meta:editing-duration>PT9M</meta:editing-duration>
    <meta:editing-cycles>3</meta:editing-cycles>
    <meta:generator>LibreOffice/5.2.2.2.0$Linux_X86_64 LibreOffice_project/2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Burndown chart Equipe 4</text:p>
        </chart:title>
        <chart:subtitle svg:x="7.268cm" svg:y="1.275cm" chart:style-name="ch3">
          <text:p>Sprint 1</text:p>
        </chart:subtitle>
        <chart:legend chart:legend-position="end" svg:x="13.465cm" svg:y="3.952cm" style:legend-expansion="high" chart:style-name="ch4"/>
        <chart:plot-area chart:style-name="ch5" table:cell-range-address="Feuille1.A1:Feuille1.C5" chart:data-source-has-labels="both" svg:x="1.331cm" svg:y="2.138cm" svg:width="11.814cm" svg:height="5.701cm">
          <chartooo:coordinate-region svg:x="1.952cm" svg:y="2.337cm" svg:width="10.596cm" svg:height="4.855cm"/>
          <chart:axis chart:dimension="x" chart:name="primary-x" chart:style-name="ch6" chartooo:axis-type="auto">
            <chartooo:date-scale/>
            <chart:title svg:x="6.665cm" svg:y="8.019cm" chart:style-name="ch7">
              <text:p>Sprints</text:p>
            </chart:title>
            <chart:categories table:cell-range-address="Feuille1.A2:Feuille1.A5"/>
          </chart:axis>
          <chart:axis chart:dimension="y" chart:name="primary-y" chart:style-name="ch6">
            <chart:title svg:x="0.451cm" svg:y="5.402cm" chart:style-name="ch8">
              <text:p>Effort</text:p>
            </chart:title>
            <chart:grid chart:style-name="ch9" chart:class="major"/>
          </chart:axis>
          <chart:series chart:style-name="ch10" chart:values-cell-range-address="Feuille1.B2:Feuille1.B5" chart:label-cell-address="Feuille1.B1:Feuille1.B1" chart:class="chart:line">
            <chart:data-point chart:repeated="4"/>
          </chart:series>
          <chart:series chart:style-name="ch11" chart:values-cell-range-address="Feuille1.C2:Feuille1.C5" chart:label-cell-address="Feuille1.C1:Feuille1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endu</text:p>
                <draw:g>
                  <svg:desc>Feuille1.B1:Feuille1.B1</svg:desc>
                </draw:g>
              </table:table-cell>
              <table:table-cell office:value-type="string">
                <text:p>Réel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épart</text:p>
                <draw:g>
                  <svg:desc>Feuille1.A2:Feuille1.A5</svg:desc>
                </draw:g>
              </table:table-cell>
              <table:table-cell office:value-type="float" office:value="50">
                <text:p>50</text:p>
                <draw:g>
                  <svg:desc>Feuille1.B2:Feuille1.B5</svg:desc>
                </draw:g>
              </table:table-cell>
              <table:table-cell office:value-type="float" office:value="50">
                <text:p>50</text:p>
                <draw:g>
                  <svg:desc>Feuille1.C2:Feuille1.C5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